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Tableau2" style:family="table">
      <style:table-properties style:width="17.092cm" fo:margin-left="-0.069cm" table:align="left" style:shadow="none"/>
    </style:style>
    <style:style style:name="Tableau2.A" style:family="table-column">
      <style:table-column-properties style:column-width="6.244cm"/>
    </style:style>
    <style:style style:name="Tableau2.B" style:family="table-column">
      <style:table-column-properties style:column-width="10.848cm"/>
    </style:style>
    <style:style style:name="Tableau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ff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Horizontal_20_Line">
      <style:text-properties fo:font-style="normal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6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 style:list-style-name="L7">
      <style:paragraph-properties fo:text-align="justify" style:justify-single-word="false"/>
    </style:style>
    <style:style style:name="P31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background-color="#ff0000"/>
    </style:style>
    <style:style style:name="T6" style:family="text">
      <style:text-properties fo:background-color="#00ff0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ahier des charges</text:p>
          </table:table-cell>
        </table:table-row>
      </table:table>
      <text:p text:style-name="Standard"/>
      <text:p text:style-name="P2"/>
      <text:p text:style-name="P7"><text:tab/>Ce document formalise le besoin et les contraintes de notre projet. Vous y trouverez :</text:p>
      <text:list xml:id="list840587938" text:style-name="L1">
        <text:list-item>
          <text:p text:style-name="P22">Une description du projet</text:p>
        </text:list-item>
        <text:list-item>
          <text:p text:style-name="P22">Les objectifs à atteindre</text:p>
        </text:list-item>
        <text:list-item>
          <text:p text:style-name="P22">Les contraintes</text:p>
        </text:list-item>
        <text:list-item>
          <text:p text:style-name="P22">La méthode d’évaluation du travail réalisé</text:p>
        </text:list-item>
      </text:list>
      <text:p text:style-name="P7"/>
      <text:p text:style-name="P7"/>
      <text:p text:style-name="P7"><text:tab/>En complément de ce document, vous avez à votre disposition les documents suivants :</text:p>
      <text:list xml:id="list786383929" text:style-name="L2">
        <text:list-item>
          <text:p text:style-name="P23"><text:span text:style-name="T4">config_environnement.odt </text:span><text:span text:style-name="T3">: décrit les configurations à apporter à vos environnements</text:span></text:p>
        </text:list-item>
        <text:list-item>
          <text:p text:style-name="P23"><text:span text:style-name="T4">Mangas-et-geometrie.pdf</text:span><text:span text:style-name="T3"> : la liste des figures géométriques </text:span></text:p>
        </text:list-item>
      </text:list>
      <text:p text:style-name="P7"/>
      <text:p text:style-name="P2"/>
      <text:p text:style-name="P2"/>
      <text:p text:style-name="P5"/>
      <text:p text:style-name="P15">Description du projet</text:p>
      <text:p text:style-name="Horizontal_20_Line"/>
      <text:p text:style-name="Text_20_body"/>
      <text:p text:style-name="P19"><text:tab/><text:span text:style-name="T1">L'application en cours de développement propose une interface de programmation (API) pour réaliser des dessins à partir de formes géométriques simples. </text:span></text:p>
      <text:p text:style-name="P20"/>
      <text:p text:style-name="P20"><text:tab/>Dans la version actuelle, les formes géométriques exploitables sont des points (que l'on peut relier entre eux) et des ellipses. Vous devez créer différentes figures à partir de points et d'ellipse en vous servant de l'API.</text:p>
      <text:p text:style-name="P20"/>
      <text:p text:style-name="P20"><text:tab/> Le thème choisi est: Mangas et géométrie. Vous aurez à dessiner des personnages de manga (relativement simples) à partir des formes géométriques citées ci-dessus.</text:p>
      <text:p text:style-name="P20"/>
      <text:p text:style-name="P20"><text:tab/>Ce projet permettra de mettre en évidence votre capacité à produire du code de qualité, fonctionnel en mode collaboratif.</text:p>
      <text:p text:style-name="P19"><text:tab/></text:p>
      <text:p text:style-name="P15">Objectifs</text:p>
      <text:p text:style-name="Horizontal_20_Line"/>
      <text:p text:style-name="P11"/>
      <text:p text:style-name="P12">Dans le temps imparti vous devez réaliser les tâches ci-dessous :</text:p>
      <text:p text:style-name="P12"/>
      <text:list xml:id="list1652774619" text:style-name="L3">
        <text:list-item>
          <text:p text:style-name="P25">Le groupe 1 réalisera sur la partie gauche de l'écran le manga de la fiche N° 17. Le groupe 2 réalisera le manga de la fiche N° 18 sur la partie droite. Dans cette première étape, toutes les coordonnées pourront être saisies en chiffre directement dans le code.</text:p>
          <text:p text:style-name="P25"/>
        </text:list-item>
        <text:list-item>
          <text:p text:style-name="P25">La fiche <text:s/>N° 17 du groupe 1 devra être dessinée à droite et la fiche N° 18 du groupe 2 sera dessinée à gauche. Cette tâche doit être réalisée en ne modifiant que les coordonnées des points.</text:p>
          <text:p text:style-name="P25"/>
        </text:list-item>
        <text:list-item>
          <text:p text:style-name="P25">Reprendre l'objectif 1 mais en définissant un point initial pour chaque figure (par exemple le point à l'extrémité gauche). Puis, tous les autres points seront déduits de ce point initial (voir l'exemple PersonnageManga).</text:p>
        </text:list-item>
      </text:list>
      <text:p text:style-name="P10"/>
      <text:p text:style-name="P13">Chacun des objectifs énoncés ci-dessus devra faire l'objet d'une validation en commun avant la réalisation du suivant.</text:p>
      <text:p text:style-name="P16"/>
      <text:p text:style-name="P6">Contraintes</text:p>
      <text:p text:style-name="P18"/>
      <text:p text:style-name="P8"/>
      <text:p text:style-name="P14">Les contraintes ci-dessous devront être strictement respectées :</text:p>
      <text:p text:style-name="P14"/>
      <text:list xml:id="list801356026" text:style-name="L4">
        <text:list-item>
          <text:p text:style-name="P27">Les membres d'un même groupe s'attribueront chacun la réalisation d'une partie du dessin.</text:p>
          <text:p text:style-name="P27"/>
        </text:list-item>
        <text:list-item>
          <text:p text:style-name="P27">Les dessins seront à l'échelle. L'unité de mesure est la taille du carreau de la grille en image de fond. Chaque carreau de forme carrée a un côté de dimension 50.</text:p>
          <text:p text:style-name="P27"/>
        </text:list-item>
        <text:list-item>
          <text:p text:style-name="P27">Les couleurs devront apparaître à l'identique lorsqu'il y en a dans la fiche à dessiner. S'il n'y a pas de couleur sur une partie du dessin, la liberté est laissée au développeur de choisir celle qu'il souhaite.</text:p>
          <text:p text:style-name="P27"/>
        </text:list-item>
        <text:list-item>
          <text:p text:style-name="P27">Le build jenkins devra rester stable tout au long de la phase de développement.</text:p>
          <text:p text:style-name="P27"/>
        </text:list-item>
        <text:list-item>
          <text:p text:style-name="P27">Les métriques sonar respecteront les contraintes ci-dessous :</text:p>
        </text:list-item>
      </text:list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2">Nom de la métrique</text:p>
          </table:table-cell>
          <table:table-cell table:style-name="Tableau2.B1" office:value-type="string">
            <text:p text:style-name="P32">Valeurs attendues</text:p>
          </table:table-cell>
        </table:table-row>
        <table:table-row>
          <table:table-cell table:style-name="Tableau2.A8" office:value-type="string">
            <text:p text:style-name="P14">Documentation</text:p>
          </table:table-cell>
          <table:table-cell table:style-name="Tableau2.B8" office:value-type="string">
            <text:p text:style-name="P14">= 100 %</text:p>
          </table:table-cell>
        </table:table-row>
        <table:table-row>
          <table:table-cell table:style-name="Tableau2.A3" office:value-type="string">
            <text:p text:style-name="P14">Comments</text:p>
          </table:table-cell>
          <table:table-cell table:style-name="Tableau2.B3" office:value-type="string">
            <text:p text:style-name="P14">&gt;= 30 %</text:p>
          </table:table-cell>
        </table:table-row>
        <table:table-row>
          <table:table-cell table:style-name="Tableau2.A4" office:value-type="string">
            <text:p text:style-name="P14">Issues Blocker</text:p>
          </table:table-cell>
          <table:table-cell table:style-name="Tableau2.B4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Critical</text:p>
          </table:table-cell>
          <table:table-cell table:style-name="Tableau2.B3" office:value-type="string">
            <text:p text:style-name="P14">= 0</text:p>
          </table:table-cell>
        </table:table-row>
        <table:table-row>
          <table:table-cell table:style-name="Tableau2.A8" office:value-type="string">
            <text:p text:style-name="P14">Issues Major</text:p>
          </table:table-cell>
          <table:table-cell table:style-name="Tableau2.B8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Minor</text:p>
          </table:table-cell>
          <table:table-cell table:style-name="Tableau2.B3" office:value-type="string">
            <text:p text:style-name="P14">Seules :</text:p>
            <text:p text:style-name="P14"/>
            <text:list xml:id="list562893604" text:style-name="L7">
              <text:list-item>
                <text:p text:style-name="P30"><text:span text:style-name="T2">« Tabulation characters should not be used » </text:span></text:p>
              </text:list-item>
              <text:list-item>
                <text:p text:style-name="P30"><text:span text:style-name="T2">« Magic Number » </text:span></text:p>
              </text:list-item>
            </text:list>
            <text:p text:style-name="P29"><text:span text:style-name="T2"/></text:p>
            <text:p text:style-name="P14"><text:span text:style-name="T2">sont autorisées</text:span></text:p>
          </table:table-cell>
        </table:table-row>
        <table:table-row>
          <table:table-cell table:style-name="Tableau2.A8" office:value-type="string">
            <text:p text:style-name="P14">Unit test success</text:p>
          </table:table-cell>
          <table:table-cell table:style-name="Tableau2.B8" office:value-type="string">
            <text:p text:style-name="P14">= 100 %</text:p>
          </table:table-cell>
        </table:table-row>
      </table:table>
      <text:p text:style-name="P14"/>
      <text:p text:style-name="P9"/>
      <text:p text:style-name="P8"/>
      <text:p text:style-name="P16">Évaluation</text:p>
      <text:p text:style-name="P18"/>
      <text:p text:style-name="P3"><text:tab/></text:p>
      <text:p text:style-name="P4">Les principes de la notation sont les suivants :</text:p>
      <text:p text:style-name="P4"/>
      <text:list xml:id="list229106239" text:style-name="L6">
        <text:list-item>
          <text:p text:style-name="P24">Chaque binôme démarre avec une note de 15/20.</text:p>
          <text:p text:style-name="P24"/>
        </text:list-item>
        <text:list-item>
          <text:p text:style-name="P24">Un binôme qui n'a cassé aucun build (dans jenkins) se voit attribuer un bonus de <text:span text:style-name="T6">1 point</text:span>.</text:p>
          <text:p text:style-name="P24"/>
        </text:list-item>
        <text:list-item>
          <text:p text:style-name="P24">Lorsqu'un groupe atteint un objectif, tous les membres du groupe ont un bonus de <text:span text:style-name="T6">1 point</text:span>.</text:p>
          <text:p text:style-name="P24"/>
        </text:list-item>
        <text:list-item>
          <text:p text:style-name="P24">Si les contraintes sur les métriques SONAR sont respectées à la fin du projet, tous les binômes ont un bonus de <text:span text:style-name="T6">1 point</text:span>.</text:p>
          <text:p text:style-name="P24"/>
        </text:list-item>
        <text:list-item>
          <text:p text:style-name="P24">Si les contraintes sur les métriques SONAR ne sont pas respectées à la fin du projet, tous les binômes ont un malus de <text:span text:style-name="T5">2 points</text:span>.</text:p>
          <text:p text:style-name="P24"/>
        </text:list-item>
        <text:list-item>
          <text:p text:style-name="P24">Un binôme qui fait moins de 3 commit a un malus de <text:span text:style-name="T5">1 point</text:span> par commit manqué.</text:p>
          <text:p text:style-name="P24"/>
        </text:list-item>
        <text:list-item>
          <text:p text:style-name="P24">Chaque fois qu'un binôme casse le build (dans jenkins), il reçoit un malus de <text:span text:style-name="T5">1 point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6-10-23T20:52:40</dc:date>
    <dc:creator>etudiant </dc:creator>
    <meta:editing-duration>PT16H34M39S</meta:editing-duration>
    <meta:editing-cycles>411</meta:editing-cycles>
    <meta:document-statistic meta:table-count="2" meta:image-count="0" meta:object-count="0" meta:page-count="5" meta:paragraph-count="58" meta:word-count="636" meta:character-count="3676" meta:non-whitespace-character-count="3105"/>
  </office:meta>
</office:document-meta>
</file>